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pEntry.DefaultMapEntry( final KeyValue pa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DefaultMapEntry( final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DefaultMapEntry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